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22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fo:border="none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0">
      <style:table-cell-properties fo:wrap-option="no-wrap" fo:border="non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bflashpr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1" table:default-cell-style-name="ce1"/>
        <table:table-column table:style-name="co6" table:number-columns-repeated="1018" table:default-cell-style-name="ce1"/>
        <table:table-row table:style-name="ro1">
          <table:table-cell table:style-name="ce12" office:value-type="string" calcext:value-type="string">
            <text:p>USB Flash / EPROM Programmer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15" office:value-type="string" calcext:value-type="string">
            <text:p>BOM (Bill of Materials)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6"/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style-name="ce6" office:value-type="string" calcext:value-type="string" table:number-columns-spanned="3" table:number-rows-spanned="1">
            <text:p>E:\Users\Robson\Documentos\Pagina Robson\github\usbflashprog\hardware\usbflashprog.kicad_sch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Date:</text:p>
          </table:table-cell>
          <table:table-cell table:style-name="ce7" office:value-type="date" office:date-value="2022-04-27T23:04:39" calcext:value-type="date" table:number-columns-spanned="3" table:number-rows-spanned="1">
            <text:p>27/04/22 23:04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Tool:</text:p>
          </table:table-cell>
          <table:table-cell table:style-name="ce6" office:value-type="string" calcext:value-type="string" table:number-columns-spanned="3" table:number-rows-spanned="1">
            <text:p>Eeschema (6.0.4)</text:p>
          </table:table-cell>
          <table:covered-table-cell table:number-columns-repeated="2" table:style-name="ce8"/>
          <table:table-cell table:style-name="ce11" table:number-columns-repeated="4"/>
          <table:table-cell table:style-name="ce14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Generator:</text:p>
          </table:table-cell>
          <table:table-cell table:style-name="ce6" office:value-type="string" calcext:value-type="string" table:number-columns-spanned="3" table:number-rows-spanned="1">
            <text:p>D:\Program Files\KiCad\bin\scripting\plugins/bom_csv_grouped_by_value.py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8" office:value-type="string" calcext:value-type="string">
            <text:p>Component Count:</text:p>
          </table:table-cell>
          <table:table-cell table:style-name="ce6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ce6"/>
          <table:table-cell table:style-name="ce30" table:number-columns-repeated="4"/>
          <table:table-cell table:style-name="ce34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3"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10uF x 25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1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C3, C5, C7, C9, C10, C11, C12, C13, C14, C15, C16, C17, C18</text:p>
          </table:table-cell>
          <table:table-cell table:style-name="ce9" office:value-type="string" calcext:value-type="string">
            <text:p>100nF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47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22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0uF x 50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1, D2, D4</text:p>
          </table:table-cell>
          <table:table-cell table:style-name="ce9" office:value-type="string" calcext:value-type="string">
            <text:p>1N4001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LED GREEN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5, D7, D11</text:p>
          </table:table-cell>
          <table:table-cell table:style-name="ce9" office:value-type="string" calcext:value-type="string">
            <text:p>BAT46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LED RED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D8, D19</text:p>
          </table:table-cell>
          <table:table-cell table:style-name="ce9" office:value-type="string" calcext:value-type="string">
            <text:p>1N4733A (5V1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D9, D12, D13, D14, D15, D16, D17, D18</text:p>
          </table:table-cell>
          <table:table-cell table:style-name="ce9" office:value-type="string" calcext:value-type="string">
            <text:p>1N4148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10</text:p>
          </table:table-cell>
          <table:table-cell table:style-name="ce9" office:value-type="string" calcext:value-type="string">
            <text:p>LED YELLOW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20</text:p>
          </table:table-cell>
          <table:table-cell table:style-name="ce9" office:value-type="string" calcext:value-type="string">
            <text:p>1N4743A (13V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Power Jack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48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20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3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Q1, Q12, Q13, Q14, Q15, Q16</text:p>
          </table:table-cell>
          <table:table-cell table:style-name="ce9" office:value-type="string" calcext:value-type="string">
            <text:p>BC54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Q2, Q3, Q4, Q6</text:p>
          </table:table-cell>
          <table:table-cell table:style-name="ce9" office:value-type="string" calcext:value-type="string">
            <text:p>BC32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TIP120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Q7, Q8, Q9, Q10, Q11</text:p>
          </table:table-cell>
          <table:table-cell table:style-name="ce9" office:value-type="string" calcext:value-type="string">
            <text:p>BC55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R1, R5, R6, R7, R12, R13, R18, R25, R26, R27, R28, R33, R35, R37, R38, R39, R42, R49, R50</text:p>
          </table:table-cell>
          <table:table-cell table:style-name="ce9" office:value-type="string" calcext:value-type="string">
            <text:p>2K2 x 1/8W</text:p>
          </table:table-cell>
          <table:table-cell table:style-name="ce41" table:number-columns-repeated="102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R2, R15, R40, R51</text:p>
          </table:table-cell>
          <table:table-cell table:style-name="ce9" office:value-type="string" calcext:value-type="string">
            <text:p>10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1</text:p>
          </table:table-cell>
          <table:table-cell table:style-name="ce9" office:value-type="string" calcext:value-type="string">
            <text:p>100R x 1/2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3, R8, R22, R43, R45, R47, R48</text:p>
          </table:table-cell>
          <table:table-cell table:style-name="ce9" office:value-type="string" calcext:value-type="string">
            <text:p>1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R4, R17, R19, R23, R24, R29, R30, R31, R44, R46</text:p>
          </table:table-cell>
          <table:table-cell table:style-name="ce9" office:value-type="string" calcext:value-type="string">
            <text:p>4K7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9, R21, R34, R36, R41</text:p>
          </table:table-cell>
          <table:table-cell table:style-name="ce9" office:value-type="string" calcext:value-type="string">
            <text:p>47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33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4, R32</text:p>
          </table:table-cell>
          <table:table-cell table:style-name="ce9" office:value-type="string" calcext:value-type="string">
            <text:p>10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22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20</text:p>
          </table:table-cell>
          <table:table-cell table:style-name="ce9" office:value-type="string" calcext:value-type="string">
            <text:p>3K9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52</text:p>
          </table:table-cell>
          <table:table-cell table:style-name="ce9" office:value-type="string" calcext:value-type="string">
            <text:p>560R x 1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LM7809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2, U8</text:p>
          </table:table-cell>
          <table:table-cell table:style-name="ce9" office:value-type="string" calcext:value-type="string">
            <text:p>74LS06N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Raspberry Pi Pico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U4, U5, U6, U7, U9, U10</text:p>
          </table:table-cell>
          <table:table-cell table:style-name="ce9" office:value-type="string" calcext:value-type="string">
            <text:p>74HC595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11, U12</text:p>
          </table:table-cell>
          <table:table-cell table:style-name="ce9" office:value-type="string" calcext:value-type="string">
            <text:p>74HC165</text:p>
          </table:table-cell>
          <table:table-cell table:style-name="ce13"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scale-to="81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5:39:36.4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Robson</meta:initial-creator>
    <meta:creation-date>2022-04-28T02:13:58Z</meta:creation-date>
    <dc:date>2022-04-28T15:45:17.610000000</dc:date>
    <meta:editing-duration>PT37M33S</meta:editing-duration>
    <meta:editing-cycles>11</meta:editing-cycles>
    <dc:title>USB Flash/EPROM Programmer Bill of Materials</dc:title>
    <dc:subject>USB Flash/EPROM Programmer</dc:subject>
    <meta:keyword>usb</meta:keyword>
    <meta:keyword>programmer</meta:keyword>
    <meta:keyword>eprom</meta:keyword>
    <meta:keyword>eeprom</meta:keyword>
    <meta:keyword>flash</meta:keyword>
    <dc:creator>Robsom Martins</dc:creator>
    <meta:document-statistic meta:table-count="1" meta:cell-count="172" meta:object-count="0"/>
  </office:meta>
</office:document-meta>
</file>